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awasdee" fo:font-size="10pt" style:font-size-asian="10pt" style:font-size-complex="10pt"/>
    </style:style>
    <style:style style:name="P2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awasde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Sawasdee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10" style:family="paragraph" style:parent-style-name="Standard">
      <style:paragraph-properties fo:break-before="pag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style:font-name="Sawasdee" fo:font-size="10pt" style:font-size-asian="10pt" style:font-size-complex="10pt"/>
    </style:style>
    <style:style style:name="P14" style:family="paragraph" style:parent-style-name="Standard" style:list-style-name="L3">
      <style:text-properties style:font-name="Sawasdee" fo:font-size="10pt" style:font-size-asian="10pt" style:font-size-complex="10pt"/>
    </style:style>
    <style:style style:name="P15" style:family="paragraph" style:parent-style-name="Standard" style:list-style-name="L6">
      <style:text-properties style:font-name="Sawasdee" fo:font-size="10pt" style:font-size-asian="10pt" style:font-size-complex="10pt"/>
    </style:style>
    <style:style style:name="P16" style:family="paragraph" style:parent-style-name="Standard" style:list-style-name="L7">
      <style:text-properties style:font-name="Sawasdee" fo:font-size="10pt" style:font-size-asian="10pt" style:font-size-complex="10pt"/>
    </style:style>
    <style:style style:name="P17" style:family="paragraph" style:parent-style-name="Standard" style:list-style-name="L8">
      <style:text-properties style:font-name="Sawasdee" fo:font-size="10pt" style:font-size-asian="10pt" style:font-size-complex="10pt"/>
    </style:style>
    <style:style style:name="P18" style:family="paragraph" style:parent-style-name="Standard" style:list-style-name="L9">
      <style:text-properties style:font-name="Sawasdee" fo:font-size="10pt" style:font-size-asian="10pt" style:font-size-complex="10pt"/>
    </style:style>
    <style:style style:name="P19" style:family="paragraph" style:parent-style-name="Standard" style:list-style-name="L10">
      <style:text-properties style:font-name="Sawasdee" fo:font-size="10pt" style:font-size-asian="10pt" style:font-size-complex="10pt"/>
    </style:style>
    <style:style style:name="P20" style:family="paragraph" style:parent-style-name="Standard" style:list-style-name="L15">
      <style:text-properties style:font-name="Sawasdee" fo:font-size="10pt" style:font-size-asian="10pt" style:font-size-complex="10pt"/>
    </style:style>
    <style:style style:name="P21" style:family="paragraph" style:parent-style-name="Standard" style:list-style-name="L16">
      <style:text-properties style:font-name="Sawasdee" fo:font-size="10pt" style:font-size-asian="10pt" style:font-size-complex="10pt"/>
    </style:style>
    <style:style style:name="P22" style:family="paragraph" style:parent-style-name="Standard" style:list-style-name="L18">
      <style:text-properties style:font-name="Sawasdee" fo:font-size="10pt" style:font-size-asian="10pt" style:font-size-complex="10pt"/>
    </style:style>
    <style:style style:name="P23" style:family="paragraph" style:parent-style-name="Standard" style:list-style-name="L19">
      <style:text-properties style:font-name="Sawasdee" fo:font-size="10pt" style:font-size-asian="10pt" style:font-size-complex="10pt"/>
    </style:style>
    <style:style style:name="P24" style:family="paragraph" style:parent-style-name="Standard" style:list-style-name="L2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7">
      <style:text-properties style:font-name="Sawasdee" fo:font-size="10pt" fo:font-style="normal" style:font-size-asian="10pt" style:font-style-asian="normal" style:font-size-complex="10pt" style:font-style-complex="normal"/>
    </style:style>
    <style:style style:name="P27" style:family="paragraph" style:parent-style-name="Standard" style:list-style-name="L13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L7"/>
    <style:style style:name="P30" style:family="paragraph" style:parent-style-name="Standard" style:list-style-name="L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1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L5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33" style:family="paragraph" style:parent-style-name="Standard" style:list-style-name="L12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34" style:family="paragraph" style:parent-style-name="Standard" style:list-style-name="L1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35" style:family="paragraph" style:parent-style-name="Standard" style:list-style-name="L17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36" style:family="paragraph" style:parent-style-name="Standard" style:list-style-name="L20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T1" style:family="text">
      <style:text-properties style:font-name="Sawasdee" fo:font-size="10pt" style:font-size-asian="10pt" style:font-size-complex="10pt"/>
    </style:style>
    <style:style style:name="T2" style:family="text">
      <style:text-properties style:font-name="Sawasdee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Sawasdee"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ministración Avanzada de Perfiles de Usuario (com_aapu)</text:p>
      <text:p text:style-name="P1"/>
      <text:p text:style-name="P2">Usuarios</text:p>
      <text:list xml:id="list1617398152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12"><text:span text:style-name="T1">Fron-end: los escenarios pueden ser ejecutados por cualquier </text:span><text:span text:style-name="T2">usuario registrado</text:span><text:span text:style-name="T1">.</text:span></text:p>
        </text:list-item>
      </text:list>
      <text:p text:style-name="P1"/>
      <text:p text:style-name="P2">Back-end</text:p>
      <text:list xml:id="list1252624001" text:style-name="L2">
        <text:list-item>
          <text:p text:style-name="P13">Instalación del componente</text:p>
        </text:list-item>
        <text:list-item>
          <text:p text:style-name="P13">Creación de un nuevo tipo de dato</text:p>
        </text:list-item>
        <text:list-item>
          <text:p text:style-name="P13">Edición de un tipo de dato</text:p>
        </text:list-item>
        <text:list-item>
          <text:p text:style-name="P13">Eliminación de un tipo de dato</text:p>
        </text:list-item>
        <text:list-item>
          <text:p text:style-name="P13">Eliminación de un conjunto de tipos de datos (Eliminar varios a la vez)</text:p>
        </text:list-item>
        <text:list-item>
          <text:p text:style-name="P24">Fron-end: los escenarios pueden ser ejecutados por cualquier <text:span text:style-name="T5">usuario, registrado o no</text:span>.</text:p>
        </text:list-item>
        <text:list-item>
          <text:p text:style-name="P13">Creación de una nueva pestaña</text:p>
        </text:list-item>
        <text:list-item>
          <text:p text:style-name="P13">Edición de una pestaña</text:p>
        </text:list-item>
        <text:list-item>
          <text:p text:style-name="P13">Eliminación de una pestaña</text:p>
        </text:list-item>
        <text:list-item>
          <text:p text:style-name="P13">Eliminación de un conjunto de pestañas (Eliminar varias a la vez)</text:p>
        </text:list-item>
        <text:list-item>
          <text:p text:style-name="P13">Creación de un nuevo atributo</text:p>
        </text:list-item>
        <text:list-item>
          <text:p text:style-name="P13">Edición de un atributo</text:p>
        </text:list-item>
        <text:list-item>
          <text:p text:style-name="P13">Desactivación (Despublicación) de un atributo.</text:p>
        </text:list-item>
        <text:list-item>
          <text:p text:style-name="P13">Eliminación de un atributo</text:p>
        </text:list-item>
        <text:list-item>
          <text:p text:style-name="P13">Eliminación de un conjunto de atributos (Eliminar varios a la vez)</text:p>
        </text:list-item>
        <text:list-item>
          <text:p text:style-name="P13">Creación de un nuevo usuario</text:p>
        </text:list-item>
        <text:list-item>
          <text:p text:style-name="P13">Edición de un usuario existente</text:p>
        </text:list-item>
        <text:list-item>
          <text:p text:style-name="P13">Eliminación de un usuario existente</text:p>
        </text:list-item>
        <text:list-item>
          <text:p text:style-name="P13">Eliminación de un conjunto de usuarios</text:p>
        </text:list-item>
      </text:list>
      <text:p text:style-name="P1"/>
      <text:p text:style-name="P2">Fron-end</text:p>
      <text:list xml:id="list821520663" text:style-name="L3">
        <text:list-item>
          <text:p text:style-name="P14">Un usuario registrado accede a la pantalla de edición de su perfil y lo edita.</text:p>
        </text:list-item>
      </text:list>
      <text:p text:style-name="P1"/>
      <text:p text:style-name="P7">Sub-escenarios</text:p>
      <text:list xml:id="list1627933238" text:style-name="L4">
        <text:list-item>
          <text:p text:style-name="P30">En todos los escenarios se presentan las siguentes alternativas:</text:p>
          <text:list>
            <text:list-item>
              <text:p text:style-name="P30">éxito: se logra el objetivo correctamente</text:p>
            </text:list-item>
            <text:list-item>
              <text:p text:style-name="P30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30">cancelación: en cualquier momento el usuario puede cancelar la operación.</text:p>
            </text:list-item>
          </text:list>
        </text:list-item>
        <text:list-item>
          <text:p text:style-name="P30">En los escenarios 2 y 3, se presenta un alternativa extra:</text:p>
          <text:list>
            <text:list-item>
              <text:p text:style-name="P30">Se carga o editar correctamente el tipo de datos, pero no renderiza de la manera esperada en la edición del perfil de usuario → Errores en archivo render.</text:p>
            </text:list-item>
          </text:list>
        </text:list-item>
      </text:list>
      <text:p text:style-name="P8"/>
      <text:p text:style-name="P7">Casos de test</text:p>
      <text:list xml:id="list1201896656" text:style-name="L5">
        <text:list-item>
          <text:p text:style-name="P32">Están escritos 5 casos de test, pero no son correctos. Deben ser modificados.</text:p>
        </text:list-item>
      </text:list>
      <text:p text:style-name="P10">Zonales login (mod_zlogin, mod_sessioninfo, com_alias)</text:p>
      <text:p text:style-name="P1"/>
      <text:p text:style-name="P2">Usuarios</text:p>
      <text:list xml:id="list1490201600" text:continue-list="list1617398152" text:style-name="L1">
        <text:list-item>
          <text:p text:style-name="P11"><text:span text:style-name="T1">Back-end: instalación del módulo/componente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12"><text:span text:style-name="T1">Fron-end: los escenarios pueden ser ejecutados por cualquier </text:span><text:span text:style-name="T2">usuario, registrado o no</text:span><text:span text:style-name="T1">.</text:span></text:p>
        </text:list-item>
      </text:list>
      <text:p text:style-name="P1"/>
      <text:p text:style-name="P2">Back-end</text:p>
      <text:list xml:id="list62221967" text:style-name="L6">
        <text:list-item>
          <text:p text:style-name="P15">Instalación del componente com_alias</text:p>
        </text:list-item>
        <text:list-item>
          <text:p text:style-name="P15">Instalación del módulo mod_zlogin</text:p>
        </text:list-item>
        <text:list-item>
          <text:p text:style-name="P15">Instalación del módulo mod_sessioninfo</text:p>
        </text:list-item>
        <text:list-item>
          <text:p text:style-name="P15">Configurar los parámetros del módulo mod_sessioninfo para que una vez logueado el usuario pueda acceder a su perfil utilizando AAPU.</text:p>
        </text:list-item>
      </text:list>
      <text:p text:style-name="P1"/>
      <text:p text:style-name="P2">Fron-end</text:p>
      <text:list xml:id="list257836807" text:style-name="L7">
        <text:list-item>
          <text:p text:style-name="P16">Login exitoso utilizando un proveedor externo a Zonales</text:p>
          <text:list>
            <text:list-item>
              <text:p text:style-name="P16">El Usuario informa que no existe en el sistema.</text:p>
            </text:list-item>
            <text:list-item>
              <text:p text:style-name="P16">El Usuario informa que ya existente en el sistema</text:p>
            </text:list-item>
            <text:list-item>
              <text:p text:style-name="P16">El Usuario no selecciona nada (vuelve atrás, cierra la página, o cualquier otra acción inesperada)</text:p>
            </text:list-item>
          </text:list>
        </text:list-item>
        <text:list-item>
          <text:p text:style-name="P16">Login fallido utilizando un proveedor externo a Zonales</text:p>
          <text:list>
            <text:list-item>
              <text:p text:style-name="P16">Credenciales falsas o intexistentes</text:p>
            </text:list-item>
            <text:list-item>
              <text:p text:style-name="P16">Cancelación de login en proveedor externo</text:p>
            </text:list-item>
          </text:list>
        </text:list-item>
        <text:list-item>
          <text:p text:style-name="P16">Login exitoso utilizando Zonales como proveedor de autentificación.</text:p>
        </text:list-item>
        <text:list-item>
          <text:p text:style-name="P16">Login fallido utilizando Zonales como proveedor de autentificación.</text:p>
          <text:list>
            <text:list-item>
              <text:p text:style-name="P16">Credenciales falsas o inexistentes.</text:p>
            </text:list-item>
          </text:list>
        </text:list-item>
        <text:list-item>
          <text:p text:style-name="P16">Registro de un nuevo usuario utilizando Zonales como proveedor de autentificación (utiliza com_user modificado)</text:p>
          <text:list>
            <text:list-item>
              <text:p text:style-name="P16">El sistema detecta utilizando el nombre completo ingresado del usuario y la fecha de nacimiento que el usuario existe en el sistema</text:p>
            </text:list-item>
            <text:list-item>
              <text:p text:style-name="P16">El sistema no detecta al usuario como existente en el sistema.</text:p>
            </text:list-item>
          </text:list>
        </text:list-item>
        <text:list-item>
          <text:p text:style-name="P29"><text:span text:style-name="T1">Utilizando autentificación por Zonales el usuario selecciona la opción </text:span><text:span text:style-name="T2">“¿Olvido su contraseña?”</text:span></text:p>
        </text:list-item>
        <text:list-item>
          <text:p text:style-name="P29"><text:span text:style-name="T4">Utilizando autentificación por Zonales el usuario selecciona la opción </text:span><text:span text:style-name="T2">“¿Olvido su nombre de usuario?”</text:span></text:p>
        </text:list-item>
        <text:list-item>
          <text:p text:style-name="P26">Asociación de un nuevo Alias (utilizando un proveedor externo a Zonales) por parte de un usuario</text:p>
          <text:list>
            <text:list-item>
              <text:p text:style-name="P26">Éxito: el usuario se identifica correctamente en el proveedor externo</text:p>
            </text:list-item>
            <text:list-item>
              <text:p text:style-name="P26">Fracaso: el usuario no se identifica correctamente o cancela el login en el proveedor externo.</text:p>
            </text:list-item>
          </text:list>
        </text:list-item>
        <text:list-item>
          <text:p text:style-name="P26">Login utilizando un alias (proveedor externo) desactivado en la administración de alias del usuario.</text:p>
        </text:list-item>
        <text:list-item>
          <text:p text:style-name="P26">Un usuario ya logueado exitosamente accede a la edición de su perfil personal.</text:p>
        </text:list-item>
      </text:list>
      <text:p text:style-name="P4"/>
      <text:p text:style-name="P3">Proveedores de autenticación externos soportados por ZLogin</text:p>
      <text:section text:style-name="Sect1" text:name="Section1">
        <text:list xml:id="list92556923" text:style-name="L8">
          <text:list-item>
            <text:p text:style-name="P17">Google</text:p>
          </text:list-item>
          <text:list-item>
            <text:p text:style-name="P17">Yahoo</text:p>
          </text:list-item>
          <text:list-item>
            <text:p text:style-name="P17">MyOpenID</text:p>
          </text:list-item>
          <text:list-item>
            <text:p text:style-name="P17">LiveJournal</text:p>
          </text:list-item>
          <text:list-item>
            <text:p text:style-name="P17">Microsoft</text:p>
          </text:list-item>
          <text:list-item>
            <text:p text:style-name="P17">Facebook</text:p>
          </text:list-item>
          <text:list-item>
            <text:p text:style-name="P17">Verisign</text:p>
          </text:list-item>
          <text:list-item>
            <text:p text:style-name="P17">MySpace</text:p>
          </text:list-item>
          <text:list-item>
            <text:p text:style-name="P17">Wordpress</text:p>
          </text:list-item>
          <text:list-item>
            <text:p text:style-name="P17">ClaimID</text:p>
          </text:list-item>
          <text:list-item>
            <text:p text:style-name="P17">Flickr</text:p>
          </text:list-item>
          <text:list-item>
            <text:p text:style-name="P17">Orange</text:p>
          </text:list-item>
          <text:list-item>
            <text:p text:style-name="P17"><text:soft-page-break/>Microsoft_OpenID</text:p>
          </text:list-item>
          <text:list-item>
            <text:p text:style-name="P17">OpenID</text:p>
          </text:list-item>
          <text:list-item>
            <text:p text:style-name="P17">Aol</text:p>
          </text:list-item>
          <text:list-item>
            <text:p text:style-name="P17">Zonales</text:p>
          </text:list-item>
          <text:list-item>
            <text:p text:style-name="P17">Twitter</text:p>
          </text:list-item>
        </text:list>
      </text:section>
      <text:p text:style-name="P1"/>
      <text:p text:style-name="P1">Para cada uno de estos proveedores se aplican los escenarios de Fron-End 1, 2 y 8, con sus distintas alternativas.</text:p>
      <text:p text:style-name="P1"/>
      <text:p text:style-name="P7">Casos de test</text:p>
      <text:list xml:id="list943334899" text:continue-list="list1201896656" text:style-name="L5">
        <text:list-item>
          <text:p text:style-name="P32">Están escritos y ejecutados. Debe revisarse el documento para verificar:</text:p>
          <text:list>
            <text:list-item>
              <text:p text:style-name="P32">Si hay que agregar más casos de test, dado que se modificó el login luego de que los test escritos se ejecutaron.</text:p>
            </text:list-item>
            <text:list-item>
              <text:p text:style-name="P32">Revisar los existentes para ver si están correctos y si los problemas encontrados en alguno de ellos ya se solucionaron.</text:p>
            </text:list-item>
            <text:list-item>
              <text:p text:style-name="P32">Volver a ejecutar todos los casos de test luego de la revisión del documento.</text:p>
            </text:list-item>
          </text:list>
        </text:list-item>
      </text:list>
      <text:p text:style-name="P9"/>
      <text:p text:style-name="P9"/>
      <text:p text:style-name="P10"><text:bookmark-start text:name="__DdeLink__421_525933393"/>Banners (mod_zbanners, com_banners modificado)</text:p>
      <text:p text:style-name="P1"/>
      <text:p text:style-name="P2">Usuarios</text:p>
      <text:list xml:id="list1080342884" text:continue-list="list1490201600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25">Fron-end: los escenarios se ejecutan automáticamente.</text:p>
        </text:list-item>
      </text:list>
      <text:p text:style-name="P1"/>
      <text:p text:style-name="P2">Back-end</text:p>
      <text:list xml:id="list1866416155" text:style-name="L9">
        <text:list-item>
          <text:p text:style-name="P18">Instalación del módulo</text:p>
        </text:list-item>
        <text:list-item>
          <text:p text:style-name="P18">Configuración de parámetros del módulo</text:p>
        </text:list-item>
        <text:list-item>
          <text:p text:style-name="P18">Creación de un nuevo banner</text:p>
        </text:list-item>
        <text:list-item>
          <text:p text:style-name="P18">Edición de un banner existente</text:p>
        </text:list-item>
        <text:list-item>
          <text:p text:style-name="P18">Eliminación de un único banner</text:p>
        </text:list-item>
        <text:list-item>
          <text:p text:style-name="P18">Eliminación de un conjunto de banners (Eliminar varios a la vez)</text:p>
        </text:list-item>
        <text:list-item>
          <text:p text:style-name="P18">Creación de un nuevo cliente para los banners</text:p>
        </text:list-item>
        <text:list-item>
          <text:p text:style-name="P18">Edición de un cliente existente</text:p>
        </text:list-item>
        <text:list-item>
          <text:p text:style-name="P18">Eliminación de un único cliente</text:p>
        </text:list-item>
        <text:list-item>
          <text:p text:style-name="P18">Eliminación de un conjunto de clientes (Eliminar varios a la vez)</text:p>
        </text:list-item>
        <text:list-item>
          <text:p text:style-name="P18">Creación de un nueva categoría de banners</text:p>
        </text:list-item>
        <text:list-item>
          <text:p text:style-name="P18">Edición de una categoria existente</text:p>
        </text:list-item>
        <text:list-item>
          <text:p text:style-name="P18">Eliminación de una única categoría</text:p>
        </text:list-item>
        <text:list-item>
          <text:p text:style-name="P18">Eliminación de un conjunto de categorías (Eliminar varias a la vez)</text:p>
        </text:list-item>
      </text:list>
      <text:p text:style-name="P1"/>
      <text:p text:style-name="P2">Fron-end</text:p>
      <text:list xml:id="list510344471" text:style-name="L10">
        <text:list-item>
          <text:p text:style-name="P19">Un usuario ve los banners ordenados por relevancia de acuerdo a la zona a la que corresponde el banner y las zonas ecualizadas por el usuario.</text:p>
        </text:list-item>
      </text:list>
      <text:p text:style-name="P1"/>
      <text:p text:style-name="P7">Sub-escenarios</text:p>
      <text:list xml:id="list1911390017" text:style-name="L11">
        <text:list-item>
          <text:p text:style-name="P31">En todos los escenarios de back-end se presentan las siguentes alternativas:</text:p>
          <text:list>
            <text:list-item>
              <text:p text:style-name="P31">éxito: se logra el objetivo correctamente</text:p>
            </text:list-item>
            <text:list-item>
              <text:p text:style-name="P31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31">cancelación: en cualquier momento el usuario puede cancelar la operación.</text:p>
            </text:list-item>
          </text:list>
        </text:list-item>
      </text:list>
      <text:p text:style-name="P8"/>
      <text:p text:style-name="P7">Casos de test</text:p>
      <text:list xml:id="list2172486329" text:style-name="L12">
        <text:list-item>
          <text:p text:style-name="P33">No hay casos de test escritos<text:bookmark-end text:name="__DdeLink__421_525933393"/></text:p>
        </text:list-item>
      </text:list>
      <text:p text:style-name="P9"/>
      <text:p text:style-name="P9"/>
      <text:p text:style-name="P10">Motor de ecualización (com_eqzonales)</text:p>
      <text:p text:style-name="P1"/>
      <text:p text:style-name="P2">Usuarios</text:p>
      <text:list xml:id="list1248829287" text:continue-list="list1080342884" text:style-name="L1">
        <text:list-item>
          <text:p text:style-name="P11"><text:span text:style-name="T1">Back-end: instalación del componente por un </text:span><text:span text:style-name="T2">usuario </text:span><text:span text:style-name="T3">con privilegios de </text:span><text:span text:style-name="T2">administración.</text:span></text:p>
        </text:list-item>
      </text:list>
      <text:p text:style-name="P1"/>
      <text:p text:style-name="P2">Back-end</text:p>
      <text:list xml:id="list665173223" text:style-name="L13">
        <text:list-item>
          <text:p text:style-name="P27">Instalación del módulo</text:p>
        </text:list-item>
      </text:list>
      <text:p text:style-name="P5"/>
      <text:p text:style-name="P5">No tiene más escenarios. El usuario interactúa con el motor a través del ecualizador gráfico.</text:p>
      <text:p text:style-name="P8"/>
      <text:p text:style-name="P7">Casos de test</text:p>
      <text:list xml:id="list998952043" text:style-name="L14">
        <text:list-item>
          <text:p text:style-name="P34">Se decidió testear el motor con la herramiena SimpleTest. Hay algunos scripts escritos, pero no esá completo. Ver el el repositorio <text:a xlink:type="simple" xlink:href="http://zonales.googlecode.com/svn/trunk/test">http://zonales.googlecode.com/svn/trunk/test</text:a></text:p>
        </text:list-item>
      </text:list>
      <text:p text:style-name="P9"/>
      <text:p text:style-name="P9"/>
      <text:p text:style-name="P9"/>
      <text:p text:style-name="P10"><text:bookmark-start text:name="__DdeLink__898_525933393"/>Ecualizador de Interés (mod_eq)</text:p>
      <text:p text:style-name="P1"/>
      <text:p text:style-name="P2">Usuarios</text:p>
      <text:list xml:id="list206563842" text:continue-list="list1248829287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25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520297576" text:style-name="L15">
        <text:list-item>
          <text:p text:style-name="P20">Instalación del módulo</text:p>
        </text:list-item>
        <text:list-item>
          <text:p text:style-name="P20">Configuración de parámetros del módulo:</text:p>
          <text:list>
            <text:list-item>
              <text:p text:style-name="P20">Descripción</text:p>
            </text:list-item>
            <text:list-item>
              <text:p text:style-name="P20">Mensaje de error en caso de no encontrar ecualizador para el usuario</text:p>
            </text:list-item>
          </text:list>
        </text:list-item>
      </text:list>
      <text:p text:style-name="P1"/>
      <text:p text:style-name="P2">Fron-end</text:p>
      <text:list xml:id="list905533766" text:style-name="L16">
        <text:list-item>
          <text:p text:style-name="P21">Un usuario no registrado</text:p>
          <text:list>
            <text:list-item>
              <text:p text:style-name="P21">Accede al sitio -&gt; Se le asigna un ecualizador de preferencias por defecto.</text:p>
            </text:list-item>
            <text:list-item>
              <text:p text:style-name="P21">Agrega bandas de ecualización.</text:p>
            </text:list-item>
            <text:list-item>
              <text:p text:style-name="P21">Elimina bandas de ecualización.</text:p>
            </text:list-item>
            <text:list-item>
              <text:p text:style-name="P21">Cambia valores en las bandas de ecualización.</text:p>
            </text:list-item>
          </text:list>
        </text:list-item>
        <text:list-item>
          <text:p text:style-name="P21">Un usuario registrado</text:p>
          <text:list>
            <text:list-item>
              <text:p text:style-name="P21">Accede al sitio -&gt; Se recupera su ecualizador de preferencias.</text:p>
              <text:list>
                <text:list-item>
                  <text:p text:style-name="P21">Si es la primera vez que accede, se recupera el ecualizador por defecto.</text:p>
                </text:list-item>
              </text:list>
            </text:list-item>
            <text:list-item>
              <text:p text:style-name="P21">Agrega bandas de ecualización.</text:p>
            </text:list-item>
            <text:list-item>
              <text:p text:style-name="P21">Elimina bandas de ecualización.</text:p>
            </text:list-item>
            <text:list-item>
              <text:p text:style-name="P21">Cambia valores en las bandas de ecualización.</text:p>
            </text:list-item>
          </text:list>
        </text:list-item>
      </text:list>
      <text:p text:style-name="P5"/>
      <text:p text:style-name="P7">Casos de test</text:p>
      <text:list xml:id="list893453978" text:style-name="L17">
        <text:list-item>
          <text:p text:style-name="P35">No hay casos de test escritos.<text:bookmark-end text:name="__DdeLink__898_525933393"/></text:p>
        </text:list-item>
      </text:list>
      <text:p text:style-name="P9"/>
      <text:p text:style-name="P9"/>
      <text:p text:style-name="P10">Nube de Etiquetas (mod_zcloud)</text:p>
      <text:p text:style-name="P1"/>
      <text:p text:style-name="P2">Usuarios</text:p>
      <text:list xml:id="list108696335" text:continue-list="list206563842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25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1661934613" text:style-name="L18">
        <text:list-item>
          <text:p text:style-name="P22">Instalación del módulo</text:p>
        </text:list-item>
        <text:list-item>
          <text:p text:style-name="P22">Configuración de parámetros del módulo:</text:p>
          <text:list>
            <text:list-item>
              <text:p text:style-name="P22">Ancho</text:p>
            </text:list-item>
            <text:list-item>
              <text:p text:style-name="P22">Cantidad de tags a mostrar</text:p>
            </text:list-item>
            <text:list-item>
              <text:p text:style-name="P22">Tamaño máximo de la fuente</text:p>
            </text:list-item>
            <text:list-item>
              <text:p text:style-name="P22">Relevancia mínima</text:p>
            </text:list-item>
          </text:list>
        </text:list-item>
      </text:list>
      <text:p text:style-name="P1"/>
      <text:p text:style-name="P2">Fron-end</text:p>
      <text:list xml:id="list1396523116" text:style-name="L19">
        <text:list-item>
          <text:p text:style-name="P23">Un usuario selecciona un tag de la nube → Las noicias mostradas se priorizan de acuerdo al tag seleccionado.</text:p>
        </text:list-item>
      </text:list>
      <text:p text:style-name="P5"/>
      <text:p text:style-name="P7">Casos de test</text:p>
      <text:list xml:id="list850452996" text:style-name="L20">
        <text:list-item>
          <text:p text:style-name="P36">No hay casos de test escri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14T12:02:38</dc:date>
    <dc:creator>Luis Aita</dc:creator>
    <meta:editing-duration>PT05H40M46S</meta:editing-duration>
    <meta:editing-cycles>29</meta:editing-cycles>
    <meta:generator>OpenOffice.org/3.2$Linux OpenOffice.org_project/320m12$Build-9483</meta:generator>
    <meta:document-statistic meta:table-count="0" meta:image-count="0" meta:object-count="0" meta:page-count="7" meta:paragraph-count="163" meta:word-count="1285" meta:character-count="7794"/>
  </office:meta>
</office:document-meta>
</file>